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p.find_internal( File file , Pattern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ep.containsPattern( File file , Pattern patter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ep.find( File file , String search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ep.findPattern( File file , Pattern pattern , int grou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